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ca6" officeooo:paragraph-rsid="00048ca6"/>
    </style:style>
    <style:style style:name="P2" style:family="paragraph" style:parent-style-name="Title">
      <style:text-properties fo:color="#c9211e"/>
    </style:style>
    <style:style style:name="T1" style:family="text">
      <style:text-properties officeooo:rsid="00050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ortant links</text:p>
      <text:p text:style-name="P1"><text:a xlink:type="simple" xlink:href="https://en.wikipedia.org/wiki/ECMAScript" office:target-frame-name="_blank" xlink:show="new" text:style-name="Internet_20_link" text:visited-style-name="Visited_20_Internet_20_Link"/></text:p>
      <text:p text:style-name="P1"><text:a xlink:type="simple" xlink:href="https://en.wikipedia.org/wiki/ECMAScript" office:target-frame-name="_blank" xlink:show="new" text:style-name="Internet_20_link" text:visited-style-name="Visited_20_Internet_20_Link"/></text:p>
      <text:p text:style-name="P1"><text:a xlink:type="simple" xlink:href="https://en.wikipedia.org/wiki/ECMAScript" office:target-frame-name="_blank" xlink:show="new" text:style-name="Internet_20_link" text:visited-style-name="Visited_20_Internet_20_Link"/></text:p>
      <text:p text:style-name="Text_20_body"><text:span text:style-name="T1">1) <text:s text:c="17"/></text:span><text:a xlink:type="simple" xlink:href="https://en.wikipedia.org/wiki/ECMAScript" office:target-frame-name="_blank" xlink:show="new" text:style-name="Internet_20_link" text:visited-style-name="Visited_20_Internet_20_Link">https://en.wikipedia.org/wiki/ECMAScrip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3:20:28.938241493</meta:creation-date>
    <dc:date>2021-11-16T08:57:31.815880619</dc:date>
    <meta:editing-duration>PT1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75" meta:non-whitespace-character-count="56"/>
  </office:meta>
</office:document-meta>
</file>